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Heading_20_4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4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6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8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0" style:family="paragraph" style:parent-style-name="Text_20_body" style:list-style-name="L9">
      <style:paragraph-properties fo:margin-left="0cm" fo:margin-right="0cm" fo:text-indent="0cm" style:auto-text-indent="false" fo:padding="0.049cm" fo:border="0.06pt solid #e3e3e3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2" style:family="paragraph" style:parent-style-name="Text_20_body" style:list-style-name="L10">
      <style:paragraph-properties fo:margin-left="0cm" fo:margin-right="0cm" fo:text-indent="0cm" style:auto-text-indent="false" fo:padding="0.049cm" fo:border="0.06pt solid #e3e3e3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4" style:family="paragraph" style:parent-style-name="Text_20_body" style:list-style-name="L11">
      <style:paragraph-properties fo:margin-left="0cm" fo:margin-right="0cm" fo:text-indent="0cm" style:auto-text-indent="false" fo:padding="0.049cm" fo:border="0.06pt solid #e3e3e3"/>
    </style:style>
    <style:style style:name="P2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6" style:family="paragraph" style:parent-style-name="Text_20_body" style:list-style-name="L12">
      <style:paragraph-properties fo:margin-left="0cm" fo:margin-right="0cm" fo:text-indent="0cm" style:auto-text-indent="false" fo:padding="0.049cm" fo:border="0.06pt solid #e3e3e3"/>
    </style:style>
    <style:style style:name="P2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8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</style:style>
    <style:style style:name="P29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0" style:family="paragraph" style:parent-style-name="Text_20_body" style:list-style-name="L14">
      <style:paragraph-properties fo:margin-left="0cm" fo:margin-right="0cm" fo:text-indent="0cm" style:auto-text-indent="false" fo:padding="0.049cm" fo:border="0.06pt solid #e3e3e3"/>
    </style:style>
    <style:style style:name="P31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2" style:family="paragraph" style:parent-style-name="Text_20_body" style:list-style-name="L15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0c7e4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our la première application :</text:h>
      <text:h text:style-name="P2" text:outline-level="4">Création d'un nouveau projet :</text:h>
      <text:list text:style-name="L1">
        <text:list-item>
          <text:p text:style-name="P3">Créer une fenêtre principale avec la classe QWidget.</text:p>
        </text:list-item>
        <text:list-item>
          <text:p text:style-name="P3">Utiliser les classes QLabel et QLineEdit pour les champs de saisie.</text:p>
        </text:list-item>
        <text:list-item>
          <text:p text:style-name="P4">Afficher le plan du magasin avec un QGraphicsView.</text:p>
        </text:list-item>
      </text:list>
      <text:h text:style-name="P2" text:outline-level="4">Chargement du plan du magasin :</text:h>
      <text:list text:style-name="L2">
        <text:list-item>
          <text:p text:style-name="P5">Charger l'image du plan du magasin à partir d'un fichier avec la classe QImage.</text:p>
        </text:list-item>
        <text:list-item>
          <text:p text:style-name="P6">Ajouter l'image au QGraphicsView en utilisant QGraphicsScene.</text:p>
        </text:list-item>
      </text:list>
      <text:h text:style-name="P2" text:outline-level="4">Réalisation du quadrillage :</text:h>
      <text:list text:style-name="L3">
        <text:list-item>
          <text:p text:style-name="P7">Permettre à l'utilisateur de dessiner le quadrillage en utilisant les événements de la souris (mousePressEvent, mouseMoveEvent, mouseReleaseEvent).</text:p>
        </text:list-item>
        <text:list-item>
          <text:p text:style-name="P8">Représenter les cases du quadrillage avec QGraphicsRectItem.</text:p>
        </text:list-item>
      </text:list>
      <text:h text:style-name="P2" text:outline-level="4">Sélection des produits vendus par le magasin :</text:h>
      <text:list text:style-name="L4">
        <text:list-item>
          <text:p text:style-name="P9">Afficher une liste de produits avec QListView.</text:p>
        </text:list-item>
        <text:list-item>
          <text:p text:style-name="P10">Permettre à l'utilisateur de sélectionner les produits en utilisant QCheckBox ou QRadioButton.</text:p>
        </text:list-item>
      </text:list>
      <text:h text:style-name="P2" text:outline-level="4">Association produit-position :</text:h>
      <text:list text:style-name="L5">
        <text:list-item>
          <text:p text:style-name="P11">Ajouter des éléments représentant les produits sur la scène avec QGraphicsScene::addItem().</text:p>
        </text:list-item>
        <text:list-item>
          <text:p text:style-name="P12">Associer chaque produit à une position en enregistrant les coordonnées de la case du quadrillage où il est placé.</text:p>
        </text:list-item>
      </text:list>
      <text:h text:style-name="P2" text:outline-level="4">Enregistrement d'un projet :</text:h>
      <text:list text:style-name="L6">
        <text:list-item>
          <text:p text:style-name="P13">Créer et écrire dans un fichier texte pour sauvegarder les informations du projet avec la classe QFile.</text:p>
        </text:list-item>
        <text:list-item>
          <text:p text:style-name="P13">Utiliser QTextStream pour écrire les données dans le fichier.</text:p>
        </text:list-item>
        <text:list-item>
          <text:p text:style-name="P14">Créer un répertoire pour chaque projet avec QDir et enregistrer les données de positionnement dans un fichier spécifique à l'intérieur de ce répertoire.</text:p>
        </text:list-item>
      </text:list>
      <text:h text:style-name="P2" text:outline-level="4">Ouverture d'un projet existant :</text:h>
      <text:list text:style-name="L7">
        <text:list-item>
          <text:p text:style-name="P15">Utiliser un QFileDialog pour permettre à l'utilisateur de sélectionner le projet à ouvrir.</text:p>
        </text:list-item>
        <text:list-item>
          <text:p text:style-name="P15">Ouvrir et lire le fichier contenant les informations du projet avec QFile.</text:p>
        </text:list-item>
        <text:list-item>
          <text:p text:style-name="P16">Accéder au dossier contenant les données de positionnement du projet avec QDir.</text:p>
        </text:list-item>
      </text:list>
      <text:h text:style-name="P2" text:outline-level="4">Suppression d'un projet :</text:h>
      <text:list text:style-name="L8">
        <text:list-item>
          <text:p text:style-name="P17">Demander confirmation à l'utilisateur avant de supprimer un projet avec un QMessageBox.</text:p>
        </text:list-item>
        <text:list-item>
          <text:p text:style-name="P18"><text:soft-page-break/>Utiliser QFile et QDir pour supprimer le fichier de données du projet ainsi que le dossier contenant les données de positionnement.</text:p>
        </text:list-item>
      </text:list>
      <text:h text:style-name="P1" text:outline-level="3">Pour la deuxième application :</text:h>
      <text:h text:style-name="P2" text:outline-level="4">Choix du magasin :</text:h>
      <text:list text:style-name="L9">
        <text:list-item>
          <text:p text:style-name="P19">Afficher une liste de magasins que l'utilisateur peut choisir avec un QComboBox ou une QListView.</text:p>
        </text:list-item>
        <text:list-item>
          <text:p text:style-name="P20">Permettre à l'utilisateur de choisir un magasin en ajoutant des boutons de sélection et de confirmation.</text:p>
        </text:list-item>
      </text:list>
      <text:h text:style-name="P2" text:outline-level="4">Gestion des magasins :</text:h>
      <text:list text:style-name="L10">
        <text:list-item>
          <text:p text:style-name="P21">Créer une classe Magasin pour représenter les informations sur chaque magasin.</text:p>
        </text:list-item>
        <text:list-item>
          <text:p text:style-name="P21">Stocker une liste de magasins disponibles avec QList ou QMap.</text:p>
        </text:list-item>
        <text:list-item>
          <text:p text:style-name="P22">Implémenter des méthodes pour ajouter, supprimer ou récupérer des informations sur les magasins.</text:p>
        </text:list-item>
      </text:list>
      <text:h text:style-name="P2" text:outline-level="4">Visualisation de la position des produits :</text:h>
      <text:list text:style-name="L11">
        <text:list-item>
          <text:p text:style-name="P23">Afficher le plan du magasin avec QGraphicsView.</text:p>
        </text:list-item>
        <text:list-item>
          <text:p text:style-name="P24">Permettre à l'utilisateur de basculer entre différentes vues, comme la vue du plan avec les produits ou sans les produits, en ajoutant des boutons ou des options.</text:p>
        </text:list-item>
      </text:list>
      <text:h text:style-name="P2" text:outline-level="4">Affichage des produits sur le plan :</text:h>
      <text:list text:style-name="L12">
        <text:list-item>
          <text:p text:style-name="P25">Ajouter des éléments graphiques représentant la position des produits avec QGraphicsScene.</text:p>
        </text:list-item>
        <text:list-item>
          <text:p text:style-name="P26">Utiliser des classes dérivées de QGraphicsItem pour représenter chaque produit sur la scène.</text:p>
        </text:list-item>
      </text:list>
      <text:h text:style-name="P2" text:outline-level="4">Établissement d'une liste de courses :</text:h>
      <text:list text:style-name="L13">
        <text:list-item>
          <text:p text:style-name="P27">Afficher la liste des produits sélectionnés avec un QListView ou un QListWidget.</text:p>
        </text:list-item>
        <text:list-item>
          <text:p text:style-name="P28">Permettre à l'utilisateur de modifier la liste de courses en ajoutant des boutons "Ajouter" et "Supprimer".</text:p>
        </text:list-item>
      </text:list>
      <text:h text:style-name="P2" text:outline-level="4">Gestion de la liste de courses :</text:h>
      <text:list text:style-name="L14">
        <text:list-item>
          <text:p text:style-name="P29">Utiliser une classe ListeCourses pour représenter la liste de courses de l'utilisateur.</text:p>
        </text:list-item>
        <text:list-item>
          <text:p text:style-name="P29">Stocker les produits sélectionnés ou une autre structure de données.</text:p>
        </text:list-item>
        <text:list-item>
          <text:p text:style-name="P30">Implémenter des méthodes pour ajouter, supprimer et vider la liste de courses.</text:p>
        </text:list-item>
      </text:list>
      <text:h text:style-name="P2" text:outline-level="4">Affichage du chemin le plus efficace :</text:h>
      <text:list text:style-name="L15">
        <text:list-item>
          <text:p text:style-name="P31">Calculer le chemin le plus court entre les produits de la liste de courses avec un algorithme de recherche de chemin <text:span text:style-name="T1">(</text:span>l'algorithme de Dijkstra<text:span text:style-name="T1">)</text:span></text:p>
        </text:list-item>
        <text:list-item>
          <text:p text:style-name="P31">Utiliser les données de positionnement des produits et les informations sur les obstacles dans le magasin pour guider le calcul du chemin.</text:p>
        </text:list-item>
        <text:list-item>
          <text:p text:style-name="P32"><text:soft-page-break/>Afficher le chemin calculé sur la scène avec QGraphicsScene en utilisant des lignes ou des marqueurs pour indiquer à l'utilisateur la séquence optimale pour récupérer les produit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4:02:01.237000000</meta:creation-date>
    <dc:date>2024-05-06T14:06:38.947000000</dc:date>
    <meta:editing-duration>PT4M3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53" meta:word-count="625" meta:character-count="3918" meta:non-whitespace-character-count="3382"/>
  </office:meta>
</office:document-meta>
</file>